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fo:color="#808080" officeooo:rsid="0191601c" officeooo:paragraph-rsid="0191601c"/>
    </style:style>
    <style:style style:name="P2" style:family="paragraph" style:parent-style-name="Footer">
      <style:paragraph-properties fo:text-align="center" style:justify-single-word="false"/>
    </style:style>
    <style:style style:name="P3" style:family="paragraph" style:parent-style-name="Text_20_body">
      <style:text-properties officeooo:rsid="002014a2" officeooo:paragraph-rsid="002014a2"/>
    </style:style>
    <style:style style:name="P4" style:family="paragraph" style:parent-style-name="Text_20_body">
      <style:text-properties officeooo:rsid="00206665" officeooo:paragraph-rsid="00206665"/>
    </style:style>
    <style:style style:name="P5" style:family="paragraph" style:parent-style-name="Text_20_body">
      <style:text-properties officeooo:rsid="00280bce" officeooo:paragraph-rsid="00280bce"/>
    </style:style>
    <style:style style:name="P6" style:family="paragraph" style:parent-style-name="Text_20_body">
      <style:text-properties officeooo:rsid="00411c46" officeooo:paragraph-rsid="00aa8418"/>
    </style:style>
    <style:style style:name="P7" style:family="paragraph" style:parent-style-name="Text_20_body">
      <style:text-properties officeooo:rsid="005ef486" officeooo:paragraph-rsid="005ef486"/>
    </style:style>
    <style:style style:name="P8" style:family="paragraph" style:parent-style-name="Text_20_body">
      <style:text-properties officeooo:rsid="0064ce2e" officeooo:paragraph-rsid="0064ce2e"/>
    </style:style>
    <style:style style:name="P9" style:family="paragraph" style:parent-style-name="Text_20_body">
      <style:text-properties officeooo:rsid="00b783ff" officeooo:paragraph-rsid="0064ce2e" fo:background-color="transparent"/>
    </style:style>
    <style:style style:name="P10" style:family="paragraph" style:parent-style-name="Text_20_body">
      <style:text-properties officeooo:rsid="00bd35d6" officeooo:paragraph-rsid="00bd35d6" fo:background-color="transparent"/>
    </style:style>
    <style:style style:name="P11" style:family="paragraph" style:parent-style-name="Text_20_body">
      <style:text-properties officeooo:rsid="00bd35d6" officeooo:paragraph-rsid="00eb6663" fo:background-color="transparent"/>
    </style:style>
    <style:style style:name="P12" style:family="paragraph" style:parent-style-name="Text_20_body">
      <style:text-properties officeooo:rsid="00f6addb" officeooo:paragraph-rsid="00f6addb"/>
    </style:style>
    <style:style style:name="P13" style:family="paragraph" style:parent-style-name="Text_20_body">
      <style:text-properties officeooo:rsid="00fa4023" officeooo:paragraph-rsid="00fa4023"/>
    </style:style>
    <style:style style:name="P14" style:family="paragraph" style:parent-style-name="Text_20_body">
      <style:text-properties officeooo:rsid="01340166" officeooo:paragraph-rsid="018eb6b2"/>
    </style:style>
    <style:style style:name="P15" style:family="paragraph" style:parent-style-name="Text_20_body">
      <style:text-properties officeooo:rsid="010575df" officeooo:paragraph-rsid="017d038c"/>
    </style:style>
    <style:style style:name="P16" style:family="paragraph" style:parent-style-name="Title">
      <style:text-properties officeooo:rsid="002014a2" officeooo:paragraph-rsid="002014a2"/>
    </style:style>
    <style:style style:name="P17" style:family="paragraph" style:parent-style-name="Text_20_body">
      <style:text-properties officeooo:rsid="002378be" officeooo:paragraph-rsid="002378be"/>
    </style:style>
    <style:style style:name="P18" style:family="paragraph" style:parent-style-name="Text_20_body">
      <style:text-properties officeooo:rsid="002e34e3" officeooo:paragraph-rsid="002df67c"/>
    </style:style>
    <style:style style:name="P19" style:family="paragraph" style:parent-style-name="Text_20_body">
      <style:text-properties officeooo:rsid="00312860" officeooo:paragraph-rsid="019845f2"/>
    </style:style>
    <style:style style:name="P20" style:family="paragraph" style:parent-style-name="Text_20_body">
      <style:text-properties officeooo:rsid="00411c46" officeooo:paragraph-rsid="019d2f18"/>
    </style:style>
    <style:style style:name="P21" style:family="paragraph" style:parent-style-name="Text_20_body">
      <style:text-properties officeooo:rsid="00fa4023" officeooo:paragraph-rsid="01b26c2b"/>
    </style:style>
    <style:style style:name="P22" style:family="paragraph" style:parent-style-name="Text_20_body">
      <style:text-properties officeooo:rsid="00fa4023" officeooo:paragraph-rsid="01b2a049"/>
    </style:style>
    <style:style style:name="T1" style:family="text">
      <style:text-properties officeooo:rsid="00225edd"/>
    </style:style>
    <style:style style:name="T2" style:family="text">
      <style:text-properties officeooo:rsid="0025ae91"/>
    </style:style>
    <style:style style:name="T3" style:family="text">
      <style:text-properties officeooo:rsid="0027cd40"/>
    </style:style>
    <style:style style:name="T4" style:family="text">
      <style:text-properties officeooo:rsid="0028e77d"/>
    </style:style>
    <style:style style:name="T5" style:family="text">
      <style:text-properties officeooo:rsid="002ae629"/>
    </style:style>
    <style:style style:name="T6" style:family="text">
      <style:text-properties officeooo:rsid="002bf97d"/>
    </style:style>
    <style:style style:name="T7" style:family="text">
      <style:text-properties officeooo:rsid="0033059c"/>
    </style:style>
    <style:style style:name="T8" style:family="text">
      <style:text-properties officeooo:rsid="0041d562"/>
    </style:style>
    <style:style style:name="T9" style:family="text">
      <style:text-properties officeooo:rsid="005f1115"/>
    </style:style>
    <style:style style:name="T10" style:family="text">
      <style:text-properties officeooo:rsid="00657243"/>
    </style:style>
    <style:style style:name="T11" style:family="text">
      <style:text-properties officeooo:rsid="007540de"/>
    </style:style>
    <style:style style:name="T12" style:family="text">
      <style:text-properties officeooo:rsid="007fc70e"/>
    </style:style>
    <style:style style:name="T13" style:family="text">
      <style:text-properties officeooo:rsid="00809d31"/>
    </style:style>
    <style:style style:name="T14" style:family="text">
      <style:text-properties officeooo:rsid="0083a699"/>
    </style:style>
    <style:style style:name="T15" style:family="text">
      <style:text-properties officeooo:rsid="0083d401"/>
    </style:style>
    <style:style style:name="T16" style:family="text">
      <style:text-properties officeooo:rsid="0085f303"/>
    </style:style>
    <style:style style:name="T17" style:family="text">
      <style:text-properties officeooo:rsid="00899d03"/>
    </style:style>
    <style:style style:name="T18" style:family="text">
      <style:text-properties officeooo:rsid="008aef84"/>
    </style:style>
    <style:style style:name="T19" style:family="text">
      <style:text-properties officeooo:rsid="008c2b9f"/>
    </style:style>
    <style:style style:name="T20" style:family="text">
      <style:text-properties officeooo:rsid="009a6d68"/>
    </style:style>
    <style:style style:name="T21" style:family="text">
      <style:text-properties fo:font-weight="bold" officeooo:rsid="0041d562" style:font-weight-asian="bold" style:font-weight-complex="bold"/>
    </style:style>
    <style:style style:name="T22" style:family="text">
      <style:text-properties fo:font-weight="bold" officeooo:rsid="00be1569" style:font-weight-asian="bold" style:font-weight-complex="bold"/>
    </style:style>
    <style:style style:name="T23" style:family="text">
      <style:text-properties fo:font-weight="bold" officeooo:rsid="0041d562" fo:background-color="transparent" loext:char-shading-value="0" style:font-weight-asian="bold" style:font-weight-complex="bold"/>
    </style:style>
    <style:style style:name="T24" style:family="text">
      <style:text-properties officeooo:rsid="00aa8418"/>
    </style:style>
    <style:style style:name="T25" style:family="text">
      <style:text-properties fo:font-style="italic" style:font-style-asian="italic" style:font-style-complex="italic"/>
    </style:style>
    <style:style style:name="T26" style:family="text">
      <style:text-properties fo:font-style="italic" officeooo:rsid="00aa8418" style:font-style-asian="italic" style:font-style-complex="italic"/>
    </style:style>
    <style:style style:name="T27" style:family="text">
      <style:text-properties fo:font-style="italic" officeooo:rsid="00be1569" style:font-style-asian="italic" style:font-style-complex="italic"/>
    </style:style>
    <style:style style:name="T28" style:family="text">
      <style:text-properties fo:font-style="italic" officeooo:rsid="0084d4fe" style:font-style-asian="italic" style:font-style-complex="italic"/>
    </style:style>
    <style:style style:name="T29" style:family="text">
      <style:text-properties officeooo:rsid="00ab000c"/>
    </style:style>
    <style:style style:name="T30" style:family="text">
      <style:text-properties officeooo:rsid="00bc53b6"/>
    </style:style>
    <style:style style:name="T31" style:family="text">
      <style:text-properties officeooo:rsid="00be1569"/>
    </style:style>
    <style:style style:name="T32" style:family="text">
      <style:text-properties officeooo:rsid="00d92bc0"/>
    </style:style>
    <style:style style:name="T33" style:family="text">
      <style:text-properties officeooo:rsid="00be1569" fo:background-color="#ff3333" loext:char-shading-value="0"/>
    </style:style>
    <style:style style:name="T34" style:family="text">
      <style:text-properties officeooo:rsid="010575df" fo:background-color="#ff3333" loext:char-shading-value="0"/>
    </style:style>
    <style:style style:name="T35" style:family="text">
      <style:text-properties officeooo:rsid="01873842" fo:background-color="#ff3333" loext:char-shading-value="0"/>
    </style:style>
    <style:style style:name="T36" style:family="text">
      <style:text-properties officeooo:rsid="00f8866f"/>
    </style:style>
    <style:style style:name="T37" style:family="text">
      <style:text-properties officeooo:rsid="00f982c0"/>
    </style:style>
    <style:style style:name="T38" style:family="text">
      <style:text-properties officeooo:rsid="00fbda75"/>
    </style:style>
    <style:style style:name="T39" style:family="text">
      <style:text-properties officeooo:rsid="01038041"/>
    </style:style>
    <style:style style:name="T40" style:family="text">
      <style:text-properties officeooo:rsid="010575df"/>
    </style:style>
    <style:style style:name="T41" style:family="text">
      <style:text-properties officeooo:rsid="013072a9"/>
    </style:style>
    <style:style style:name="T42" style:family="text">
      <style:text-properties officeooo:rsid="0135128c"/>
    </style:style>
    <style:style style:name="T43" style:family="text">
      <style:text-properties officeooo:rsid="013a465f"/>
    </style:style>
    <style:style style:name="T44" style:family="text">
      <style:text-properties officeooo:rsid="013bbbb9"/>
    </style:style>
    <style:style style:name="T45" style:family="text">
      <style:text-properties officeooo:rsid="0041d562" fo:background-color="transparent" loext:char-shading-value="0"/>
    </style:style>
    <style:style style:name="T46" style:family="text">
      <style:text-properties officeooo:rsid="0143fe37" fo:background-color="transparent" loext:char-shading-value="0"/>
    </style:style>
    <style:style style:name="T47" style:family="text">
      <style:text-properties officeooo:rsid="018f5d60"/>
    </style:style>
    <style:style style:name="T48" style:family="text">
      <style:text-properties officeooo:rsid="002df67c"/>
    </style:style>
    <style:style style:name="T49" style:family="text">
      <style:text-properties officeooo:rsid="00fa40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Програмир<text:span text:style-name="T16">уем</text:span>и устройства. Видове, проектиране, програмиране</text:p>
      <text:p text:style-name="P3"/>
      <text:h text:style-name="Heading_20_1" text:outline-level="1"><text:span text:style-name="T32">1. </text:span>Класификация на цифровите интегрални схеми</text:h>
      <text:p text:style-name="Text_20_body"/>
      <text:p text:style-name="P4"><text:tab/>В зависимост от това как се произвеж<text:span text:style-name="T2">д</text:span>ат и за какво са предназначени <text:span text:style-name="T17">цифровите интегрални схеми</text:span> се разделят на сп<text:span text:style-name="T18">е</text:span>циализирани и универсални. <text:span text:style-name="T1">Универсалните се произвеждат на големи серии от много производители и могат да се използват за различни приложения. Те имат следните предимства: <text:line-break/></text:span>- <text:span text:style-name="T1">по-ниска цена;<text:line-break/></text:span>- <text:span text:style-name="T1">по-достатъчно литература;<text:line-break/></text:span>- <text:span text:style-name="T1">възможност за използване на разнообразни приложения.</text:span></text:p>
      <text:p text:style-name="P17"><text:span text:style-name="T28">Н</text:span><text:span text:style-name="T25">едостатъци:<text:line-break/></text:span>- не се използват пълноценно възможностите им;<text:line-break/>- <text:span text:style-name="T3">невъзможност да се защитят системите от копиране.</text:span></text:p>
      <text:p text:style-name="P5"><text:tab/>Специализира<text:span text:style-name="T19">н</text:span>и<text:span text:style-name="T19">т</text:span>е схеми обикновено се изработват за конкретни приложения <text:s/>по малки серии или единични бройки. <text:span text:style-name="T4">Те позволяват в един чип да се интернират сложни функции като се оптимизират параметрите им според конкретното приложение. Техните предимства са:<text:line-break/></text:span>- <text:span text:style-name="T5">по-малък обем;<text:line-break/></text:span>- <text:span text:style-name="T5">по-висока надеждност;<text:line-break/></text:span>- <text:span text:style-name="T5">защита на проекта от копиране;<text:line-break/></text:span>- <text:span text:style-name="T6">възможност за изграждане на уникални архитектури;<text:line-break/>- възможност оптимизация на параметрите за конкретно приложение.</text:span></text:p>
      <text:p text:style-name="P18"><text:span text:style-name="T25">Недостатъци:<text:line-break/></text:span><text:span text:style-name="T48">- по-висока цена на отделния чип;<text:line-break/>- необходимост от повече познания на потребителите;<text:line-break/>- необходимост от познания при ползването и проектирането им.</text:span></text:p>
      <text:p text:style-name="P19">В зависимо<text:span text:style-name="T13">с</text:span>т от това как са проектирани, схеми<text:span text:style-name="T14">те</text:span> се разделят на:<text:line-break/>- схеми с пълно <text:span text:style-name="T15">п</text:span>роектиране;<text:line-break/>- схеми с частично проектиране.</text:p>
      <text:p text:style-name="P19"><text:soft-page-break/><text:span text:style-name="T7">Пълното проектиране включва всички етапи в процеса на проектиране. Целта е да се оптимизира площта на чипа и да се получат оптимални характеристики. Те изискват повече време и ресурси и обикновено се разработват като специализирани. Повечето случаи не се налага допълнителна специализация от потребителя. За да се намали времето за проектиране и ресурсите необходими за това, като и да се намали цената за крайни потребител, се разработват схеми с частно проектиране. Те се правят от “заготовки”. Последните се изработват от много производители и могат да се използват от много приложения чрез тяхната специализация. В зависимост от това какво се използва за създаване на тези заготовки се говори за схеми на базата на програмируема логика и схеми на базата на матрични кристали.<text:line-break/>- стандартни клетки;<text:line-break/>- компилирани макроклетки.</text:span></text:p>
      <text:p text:style-name="P20"><text:tab/>Про<text:span text:style-name="T20">г</text:span>рамируемите схеми представляват заготовки от логически елементи <text:span text:style-name="T8">или блокове и връзките между тях. Те могат да се програмират от потребителя за да се специализират за конкретно приложение. Според вътрешната си архитектура се разделят на 2 големи класа:<text:line-break/>- сложни програмируеми устройства </text:span><text:span text:style-name="T21">CPLD;<text:line-break/>-</text:span><text:span text:style-name="T8"> програмируеми от потребителя устройства </text:span><text:span text:style-name="T21">F</text:span><text:span text:style-name="T23">PGL</text:span><text:span text:style-name="T8">.</text:span></text:p>
      <text:p text:style-name="P20"><text:span text:style-name="T8"><text:tab/>И двата класа в своята архитектура използват програмиуреми логически елементи </text:span><text:span text:style-name="T21">PLD</text:span><text:span text:style-name="T8">, които са създадени от И- или ИЛИ-входно изходни елементи. За да изпълняват конкретна логическа функция се програмират от потребителя. Най-често това става като дизайнът се прави на КС, а физическата реализация се извършва на специализирана платка, чрез </text:span><text:span text:style-name="T45">про</text:span><text:span text:style-name="T46">г</text:span><text:span text:style-name="T45">ар</text:span><text:span text:style-name="T46">я</text:span><text:span text:style-name="T45">не</text:span><text:span text:style-name="T8"> на излишните връзки чрез помощта на програматор без намесата на производителя. Това позволява да се намали времето за проектиране както и средствата за същото. Препрограмируемите схеми (програмируеми матрични кристали) имат матрична структура и освен на програмиране на самите функционални блокове могат да се правят връзки между тях. Това позволява по-голямата гъвкавост при реализация на проекти, възможност всеки функционален блок да изпълнява различна логическа функция и възможността за препрограмиране. Базовите матрични кристали представляват кристални “полуфабрикати” с матрица от несвързани логически елементи. Специализирането им за конкретно приложение става с 1 до 3 фотошаблона за метализация, които се движат по определена траектория и показват кои електрически връзки ще се реализират. Тяхно предимство е:<text:line-break/>- по-краткото време за създаване;<text:line-break/>- възможност за оптимизация за по-бързо действие.</text:span></text:p>
      <text:p text:style-name="P6"><text:span text:style-name="T26">Недостатък: </text:span><text:span text:style-name="T24">не могат да се оптимизират по площ.</text:span></text:p>
      <text:p text:style-name="P7"><text:tab/>Стандартните клетки представляват предварително определени и дефинирани блокове <text:span text:style-name="T29">(</text:span>решения, елементи<text:span text:style-name="T29">)</text:span>, които се съхраняват в библиотека. <text:span text:style-name="T9">Те изпълняват различните по сложност функции, а схемата се проектира само с наличните от библиотеката клетки чрез избора и свързването им. Те предлагат по-голяма гъвкавост, позволяват оптимизация по </text:span><text:soft-page-break/><text:span text:style-name="T9">площ, позволяват и изграждане на йерархични структури, но за производството им е необходимо повече време и времето за проектиране е по-голямо. Също така те могат да бъдат оптимизирани по времезакъснение.</text:span></text:p>
      <text:p text:style-name="P8"><text:tab/>Компилираните макроклетки се по<text:span text:style-name="T12">л</text:span>учават с помощта на силициеви компилатори. Обикновено<text:span text:style-name="T10"> описанието се прави на език за хардуерно описание и то е поведенческо и от това описание се получава готов послоен топологичен чертеж. Решенията приличат на макроклетките. Не винаги са по-добри по площ при тях, но са много удачни за проектиране и реализация на схеми с големи структури каквито са паметите (RAM, ROM). Както и при стандартните клетки се изисква пълен топологичен процес при производство. Факторите, които определят избора на заготовка, могат да се групират в 4 категории:<text:line-break/></text:span>- <text:span text:style-name="T11">цена;<text:line-break/></text:span>- <text:span text:style-name="T11">бързодействие;<text:line-break/></text:span>- <text:span text:style-name="T11">удобство при използване;<text:line-break/></text:span>- <text:span text:style-name="T11">площ.</text:span></text:p>
      <text:p text:style-name="P9"><text:span text:style-name="T30">Програмируемите схеми обикновено се използват за изграждане на памети като PROM, EPROM, EEPROM, FLASH памети и др. </text:span></text:p>
      <text:h text:style-name="Heading_20_1" text:outline-level="1"><text:span text:style-name="T32">2</text:span>. Архитектура на програмируемите схеми</text:h>
      <text:p text:style-name="P10"/>
      <text:p text:style-name="P11"><text:tab/>Програмируемите схеми <text:span text:style-name="T31">в основата си използват логическите елементи </text:span><text:span text:style-name="T27">И</text:span><text:span text:style-name="T31"> и </text:span><text:span text:style-name="T27">НЕ</text:span><text:span text:style-name="T31">. Те от своя страна са свързани в блокове наречени макроклетки. Обикновено имат матрична структура. Две или повече макроклетки изграждат функционални блокове, които са свързани с връзки. Тези връзки в препрограмируемите схеми също са матрични структури. Освен тях има входно-изходни блокове, които включват портовете на схемата и външните връзки на схемата. Самите </text:span><text:span text:style-name="T27">И</text:span><text:span text:style-name="T31"> и </text:span><text:span text:style-name="T27">ИЛИ</text:span><text:span text:style-name="T31"> елементи могат да бъдат реализирани с програмируеми твърди връзки и в зависимост от това дали </text:span><text:span text:style-name="T27">И</text:span><text:span text:style-name="T31"> и </text:span><text:span text:style-name="T27">ИЛИ</text:span><text:span text:style-name="T31"> са програмируеми твърди връзки се говори за различна технология и архитектура. Базовата структура включва </text:span><text:span text:style-name="T27">AND</text:span><text:span text:style-name="T31"> и </text:span><text:span text:style-name="T27">OR</text:span><text:span text:style-name="T31"> матрица, а основите архитектури, които се ползват са PROM, PAL и PLA. При PROM архитектурата матрицата ИЛИ е с фиксирани връзки. Това се реализира при изготвяне на заготовката. Програмирането при потребителя става с връзките на матрицата И. При PAL архитектурата е обратно. При PLA и двете подматрици с нефиксирани матрици, които се .</text:span><text:span text:style-name="T33">…</text:span><text:span text:style-name="T31">. от . </text:span><text:span text:style-name="T33">..</text:span><text:span text:style-name="T31"> . които ще се използват. Това стои в основата на т. нар. PLD (програмируеми логически елементи). Обикновено CPLD включват макроклетки от PLD елементи и мрежа от връзки между тях. При </text:span><text:span text:style-name="T22">FPGA</text:span><text:span text:style-name="T31"> макроклетките са свързани със функционални блокове между, които има свързващи блокове и програмирането може да стане както и на функционалните блокове така и на свързващите. Различните производители използват различни технологии за създаване на техните чипове, но всяка серия се базира на определена архитектура и се различава обикновено по:<text:line-break/></text:span><text:soft-page-break/><text:span text:style-name="T31">- използвана технология;<text:line-break/>- брой на функционални блокове;<text:line-break/>- брой макроклетки в отделните блокове, който обикновено е 4;<text:line-break/>- по параметри на бързодействие и времезакъснение.</text:span></text:p>
      <text:h text:style-name="Heading_20_1" text:outline-level="1">3. Проектиране на стандартни и специализирани <text:s/>схеми</text:h>
      <text:p text:style-name="Text_20_body"/>
      <text:p text:style-name="P12"><text:span text:style-name="T37">Проектирането на стандартни и специализирани схеми вк</text:span>л<text:span text:style-name="T37">ю</text:span>чва следните етапи:<text:line-break/>- въвеждане на проекта;<text:line-break/>- функционална и времева симулация;<text:line-break/>- <text:span text:style-name="T36">реализация на проекта;<text:line-break/></text:span>- <text:span text:style-name="T37">проверка на проекта.</text:span></text:p>
      <text:p text:style-name="P13">Обикновено описанието на проекта <text:span text:style-name="T38">се реализира с помощта на графичен редактор или с описание на език за хардуерно описание. Схемният редактор се използва за изчертаване на принципните електрически схеми, блоковете и връзките между тях, а обикновено езиците за хардуерно описание служат за поведенческо описание на обектите. В някои случаи това описание е за предпочитане, тъй като за големите схеми проектът се усложнява и за изчертаване на схемите се изисква повече време. Реализацията па проекта включва следните 3 задачи:<text:line-break/></text:span>- <text:span text:style-name="T39">логически синтез;<text:line-break/></text:span>- <text:span text:style-name="T39">разполагане на логическите блокове;<text:line-break/></text:span>- <text:span text:style-name="T39">трасиране на връзките между блоковете.</text:span></text:p>
      <text:p text:style-name="P21"><text:tab/>Пре<text:span text:style-name="T40">дназначението на средствата за синтез е да се генерира система с логическите елементи от въведеното описание на проекта. Получената схема се оптимизира. Тези алгоритми включват трансформиране на булеви изрази както и алгоритми за минимизация. Използва се и задачата за декомпозиция - разделя се на логиката на подсхеми, всяка от които може да се помести в определен програмируем логически блок. При разделянето трябва да се съблюдава броят на изводите за конгретната архитуктура. След като схемата е реализирана с определен брой логически блокове те трябва да се разположат на подходящо място по конструктивното поле (кристала), така че да се минимизира общата дължина на връзките. Този етап е определящ за трасирането. Самите трасета се осъществяват посредством сегменти от програмируеми ключове. Целта е да се минимизира закъснението по критичните пътища. Проверката на проекта обхваща тестване на схемата в устройството, за което е проектирана и симулация ……… за времезакъснения. Колкото по-голяма е схемата толкова повече са критичните пътища, а това затруднява проверката за времезакъснение. Те зависят от:<text:line-break/>- конкретното разположение;<text:line-break/></text:span><text:soft-page-break/><text:span text:style-name="T40">- от дължината на сегментите;<text:line-break/>- броя на програмируемите ключове по трасираните междусъединения.</text:span></text:p>
      <text:p text:style-name="P22"><text:span text:style-name="T40">Тази информация се извлича още веднъж след завършване на топологията. Изчисляват се точните времезакъснения и с тях се извършва ресимулация за откриване на потенциални конфликти. Логическият синтез се свързва с методологията за проектиране отгоре надолу. Проектантът описва проекта на език от високо ниво, анализира поведението му, отстраняват се грешките от това, след което се синтезира схема за конкретно зададена технология. Той обхваща 2 основни фази:<text:line-break/>- оптимизация на логическото описание;<text:line-break/>- трансформация на логиката.</text:span></text:p>
      <text:p text:style-name="P22"><text:span text:style-name="T40">Оригиналното описание първоначално се обработва . </text:span><text:span text:style-name="T34">…</text:span><text:span text:style-name="T40"> . по логическа оптимизация, която създава оптимизирани описания, функционално еквивалентно на първоначално. Следва трансформиране на това описание в схема, която се свежда от ограничен набор от инструменти. В него влизат логическите блокове и входно-изходните блокове. Те за всяка архитуктура се различават и затова етапът на трансформиране на логиката силно зависи от използваната технология. Оптимизацията на логическото описание включва алгоритми за оптимизация на функции. Идеята е този етап да не е технологично зависим както и да се намали сложността на схемата. Тя може да се представи с булево описание. При трансформиране на логиката описанието се разделя на части, които могат да се вместят в наличните ресурси на чипа:<text:line-break/>- логически блокове;<text:line-break/>- входно-изходни блокове и буфери.</text:span></text:p>
      <text:p text:style-name="P15"><text:tab/>Определя се начина на свързване между тях. На тази фаза се поставя задача за минимизиране броя на използваните блокове, а това води до оптимизация по площ. Да се намали дължината на връзките (брой стъпала) като краен резултата е оптимизация по бързодействие. Този етап е силно технологично зависим. Самото конструиране на оптимална схема обхваща 3 подзадачи:<text:line-break/><text:span text:style-name="T49">- декомпозиция на логиката;<text:line-break/>- съпоставяне на логическата функция с библиотечен елемент;<text:line-break/>- покриване на функцията с библиотечен елемент (използва се най-често при база стандартни клетки).</text:span></text:p>
      <text:p text:style-name="P14"><text:span text:style-name="T43">П</text:span>ървоначално описанието се декомпозира на модул<text:span text:style-name="T44">и</text:span> включващи неелементи. Целта е описанието да се представи като връзка между краен брой <text:span text:style-name="T42">логически модули, а то от своя старана като функция е съставен от краен брой по-малко сложни съставни. След декомпозирането описанието се разделя на дървета. За всяко дърво се търси елемент, който да съответства на логическата подфункция на възела. Определящи критерии могат да бъдат цена, бързодействие и площ. Конструира се оптимална схема, която се покрива с библиотечни елементи (дърво с поддървета) и след това се ………… като цяла схема. Когато искаме да опростим архитектурата на цялата схема и да постигнем по-добро бързодействие, </text:span><text:soft-page-break/><text:span text:style-name="T42">обикновено се използват И и ИЛИ елементи с PLD структура. Програмирането им най-често се осъществява от потребителя чрез прогаряне на ненужните връзки или чрез използване на EPROM и EEPROM технология. Симулацията, която <text:s/>……………… може да се направи на различни нива. Най-горното ниво е функционалното ниво, следващото ниво е логическо ниво (логическа симулация) и схемна, ако е необходимо. <text:s/>Симулацията се реализира при функционално проектиране и има за цел да намери най-доброто решение по отношение на структура на обектите, параметри и характеристики на същите както и на изграждащите я елементи. След реализация на проекта отново се прави симулация. Нарича се ресимулация и е свързана с проверката на проекта на този етап. Първоначално трябва да се извлече схемата от </text:span><text:span text:style-name="T35">конструктивния</text:span><text:span text:style-name="T42"> проект. Тя се съпоставя с получената при функционално проектиране както се и симулира при определени входни въздействия. Ако проекта е реализиран отчитат се реалните времезакъснения, снемат се конкретни данни и отново се прави симулация с получените данни. При проектиране на интегрални схеми задачата за първоначално разполагане на същата като при проектиране на печатни платки. Тя касае неразполагането на елементите, а реализирането и отнемането на връзките между тях. Основните технологии са:<text:line-break/>- SRAM;<text:line-break/>- EPROM;<text:line-break/>- EEPROM;<text:line-break/>- нормално затворена метална връзка (fuse);<text:line-break/></text:span>- <text:span text:style-name="T47">нормално отворена връзка (antif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08080" officeooo:rsid="0191601c" officeooo:paragraph-rsid="0191601c"/>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Модул II Тема 4</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29:41.768276810</meta:creation-date>
    <meta:generator>LibreOffice/5.1.6.2$Linux_X86_64 LibreOffice_project/10m0$Build-2</meta:generator>
    <dc:date>2017-10-15T14:32:06.716778883</dc:date>
    <meta:editing-duration>PT5H13M54S</meta:editing-duration>
    <meta:editing-cycles>354</meta:editing-cycles>
    <meta:document-statistic meta:table-count="0" meta:image-count="0" meta:object-count="0" meta:page-count="6" meta:paragraph-count="26" meta:word-count="1883" meta:character-count="12915" meta:non-whitespace-character-count="11043"/>
  </office:meta>
</office:document-meta>
</file>